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1pt"/>
    </style:style>
    <style:style style:name="co2" style:family="table-column">
      <style:table-column-properties fo:break-before="auto" style:column-width="35.4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43.99pt"/>
    </style:style>
    <style:style style:name="co5" style:family="table-column">
      <style:table-column-properties fo:break-before="auto" style:column-width="36.2pt"/>
    </style:style>
    <style:style style:name="co6" style:family="table-column">
      <style:table-column-properties fo:break-before="auto" style:column-width="233.66pt"/>
    </style:style>
    <style:style style:name="co7" style:family="table-column">
      <style:table-column-properties fo:break-before="auto" style:column-width="86.3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Opcod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visibility="collapse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5"/>
        <table:table-column table:style-name="co7" table:default-cell-style-name="ce5"/>
        <table:table-column table:style-name="co8" table:number-columns-repeated="1015" table:default-cell-style-name="ce6"/>
        <table:table-row table:style-name="ro1"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Br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Hex</text:p>
          </table:table-cell>
          <table:table-cell table:style-name="ce4" office:value-type="string" calcext:value-type="string">
            <text:p>V</text:p>
          </table:table-cell>
          <table:table-cell table:style-name="ce1" office:value-type="string" calcext:value-type="string">
            <text:p>Inform name and syntax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1015"/>
        </table:table-row>
        <table:table-row table:style-name="ro1">
          <table:table-cell table:number-columns-repeated="2"/>
          <table:table-cell table:formula="of:=IF(ISBLANK([.E2]);&quot;&quot;;CONCATENATE([.D2];&quot;:&quot;;[.E2]))">
            <text:p/>
          </table:table-cell>
          <table:table-cell office:value-type="string" calcext:value-type="string">
            <text:p>2O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formula="of:=IF(ISBLANK([.E3]);&quot;&quot;;CONCATENATE([.D3];&quot;:&quot;;[.E3]))" office:value-type="string" office:string-value="2OP:1" calcext:value-type="string">
            <text:p>2OP:1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 a b ?(label)</text:p>
          </table:table-cell>
          <table:table-cell office:value-type="string" calcext:value-type="string">
            <text:p>je</text:p>
          </table:table-cell>
          <table:table-cell table:style-name="Default"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formula="of:=IF(ISBLANK([.E4]);&quot;&quot;;CONCATENATE([.D4];&quot;:&quot;;[.E4]))" office:value-type="string" office:string-value="2OP:2" calcext:value-type="string">
            <text:p>2OP:2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l a b ?(label)</text:p>
          </table:table-cell>
          <table:table-cell office:value-type="string" calcext:value-type="string">
            <text:p>jl</text:p>
          </table:table-cell>
          <table:table-cell table:style-name="Default"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formula="of:=IF(ISBLANK([.E5]);&quot;&quot;;CONCATENATE([.D5];&quot;:&quot;;[.E5]))" office:value-type="string" office:string-value="2OP:3" calcext:value-type="string">
            <text:p>2OP:3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g a b ?(label)</text:p>
          </table:table-cell>
          <table:table-cell office:value-type="string" calcext:value-type="string">
            <text:p>jg</text:p>
          </table:table-cell>
          <table:table-cell table:style-name="Default"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formula="of:=IF(ISBLANK([.E6]);&quot;&quot;;CONCATENATE([.D6];&quot;:&quot;;[.E6]))" office:value-type="string" office:string-value="2OP:4" calcext:value-type="string">
            <text:p>2OP:4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c_chk (variable) value ?(label)</text:p>
          </table:table-cell>
          <table:table-cell office:value-type="string" calcext:value-type="string">
            <text:p>dec_chk</text:p>
          </table:table-cell>
          <table:table-cell table:style-name="Default"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formula="of:=IF(ISBLANK([.E7]);&quot;&quot;;CONCATENATE([.D7];&quot;:&quot;;[.E7]))" office:value-type="string" office:string-value="2OP:5" calcext:value-type="string">
            <text:p>2OP:5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c_chk (variable) value ?(label)</text:p>
          </table:table-cell>
          <table:table-cell office:value-type="string" calcext:value-type="string">
            <text:p>inc_chk</text:p>
          </table:table-cell>
          <table:table-cell table:style-name="Default"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formula="of:=IF(ISBLANK([.E8]);&quot;&quot;;CONCATENATE([.D8];&quot;:&quot;;[.E8]))" office:value-type="string" office:string-value="2OP:6" calcext:value-type="string">
            <text:p>2OP:6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in obj1 obj2 ?(label)</text:p>
          </table:table-cell>
          <table:table-cell office:value-type="string" calcext:value-type="string">
            <text:p>jin</text:p>
          </table:table-cell>
          <table:table-cell table:style-name="Default"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formula="of:=IF(ISBLANK([.E9]);&quot;&quot;;CONCATENATE([.D9];&quot;:&quot;;[.E9]))" office:value-type="string" office:string-value="2OP:7" calcext:value-type="string">
            <text:p>2OP:7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est bitmap flags ?(label)</text:p>
          </table:table-cell>
          <table:table-cell office:value-type="string" calcext:value-type="string">
            <text:p>test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10]);&quot;&quot;;CONCATENATE([.D10];&quot;:&quot;;[.E10]))" office:value-type="string" office:string-value="2OP:8" calcext:value-type="string">
            <text:p>2OP:8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r a b -&gt; (result)</text:p>
          </table:table-cell>
          <table:table-cell office:value-type="string" calcext:value-type="string">
            <text:p>or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11]);&quot;&quot;;CONCATENATE([.D11];&quot;:&quot;;[.E11]))" office:value-type="string" office:string-value="2OP:9" calcext:value-type="string">
            <text:p>2OP:9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nd a b -&gt; (result)</text:p>
          </table:table-cell>
          <table:table-cell office:value-type="string" calcext:value-type="string">
            <text:p>and</text:p>
          </table:table-cell>
          <table:table-cell table:style-name="Default"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formula="of:=IF(ISBLANK([.E12]);&quot;&quot;;CONCATENATE([.D12];&quot;:&quot;;[.E12]))" office:value-type="string" office:string-value="2OP:10" calcext:value-type="string">
            <text:p>2OP:10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1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test_attr object attribute ?(label)</text:p>
          </table:table-cell>
          <table:table-cell office:value-type="string" calcext:value-type="string">
            <text:p>test_attr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3]);&quot;&quot;;CONCATENATE([.D13];&quot;:&quot;;[.E13]))" office:value-type="string" office:string-value="2OP:11" calcext:value-type="string">
            <text:p>2OP:11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1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et_attr object attribute</text:p>
          </table:table-cell>
          <table:table-cell office:value-type="string" calcext:value-type="string">
            <text:p>set_attr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4]);&quot;&quot;;CONCATENATE([.D14];&quot;:&quot;;[.E14]))" office:value-type="string" office:string-value="2OP:12" calcext:value-type="string">
            <text:p>2OP:12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12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lear_attr object attribute</text:p>
          </table:table-cell>
          <table:table-cell office:value-type="string" calcext:value-type="string">
            <text:p>clear_attr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5]);&quot;&quot;;CONCATENATE([.D15];&quot;:&quot;;[.E15]))" office:value-type="string" office:string-value="2OP:13" calcext:value-type="string">
            <text:p>2OP:13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13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tore (variable) value</text:p>
          </table:table-cell>
          <table:table-cell office:value-type="string" calcext:value-type="string">
            <text:p>store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6]);&quot;&quot;;CONCATENATE([.D16];&quot;:&quot;;[.E16]))" office:value-type="string" office:string-value="2OP:14" calcext:value-type="string">
            <text:p>2OP:14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14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insert_obj object destination</text:p>
          </table:table-cell>
          <table:table-cell office:value-type="string" calcext:value-type="string">
            <text:p>insert_obj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17]);&quot;&quot;;CONCATENATE([.D17];&quot;:&quot;;[.E17]))" office:value-type="string" office:string-value="2OP:15" calcext:value-type="string">
            <text:p>2OP:15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15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loadw array word-index -&gt; (result)</text:p>
          </table:table-cell>
          <table:table-cell office:value-type="string" calcext:value-type="string">
            <text:p>loadw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18]);&quot;&quot;;CONCATENATE([.D18];&quot;:&quot;;[.E18]))" office:value-type="string" office:string-value="2OP:16" calcext:value-type="string">
            <text:p>2OP:16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oadb array byte-index -&gt; (result)</text:p>
          </table:table-cell>
          <table:table-cell office:value-type="string" calcext:value-type="string">
            <text:p>loadb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19]);&quot;&quot;;CONCATENATE([.D19];&quot;:&quot;;[.E19]))" office:value-type="string" office:string-value="2OP:17" calcext:value-type="string">
            <text:p>2OP:17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get_prop object property -&gt; (result)</text:p>
          </table:table-cell>
          <table:table-cell office:value-type="string" calcext:value-type="string">
            <text:p>get_prop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20]);&quot;&quot;;CONCATENATE([.D20];&quot;:&quot;;[.E20]))" office:value-type="string" office:string-value="2OP:18" calcext:value-type="string">
            <text:p>2OP:18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et_prop_addr object property -&gt; (result)</text:p>
          </table:table-cell>
          <table:table-cell office:value-type="string" calcext:value-type="string">
            <text:p>get_prop_addr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21]);&quot;&quot;;CONCATENATE([.D21];&quot;:&quot;;[.E21]))" office:value-type="string" office:string-value="2OP:19" calcext:value-type="string">
            <text:p>2OP:19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get_next_prop object property -&gt; (result)</text:p>
          </table:table-cell>
          <table:table-cell office:value-type="string" calcext:value-type="string">
            <text:p>get_next_prop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22]);&quot;&quot;;CONCATENATE([.D22];&quot;:&quot;;[.E22]))" office:value-type="string" office:string-value="2OP:20" calcext:value-type="string">
            <text:p>2OP:20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dd a b -&gt; (result)</text:p>
          </table:table-cell>
          <table:table-cell office:value-type="string" calcext:value-type="string">
            <text:p>add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23]);&quot;&quot;;CONCATENATE([.D23];&quot;:&quot;;[.E23]))" office:value-type="string" office:string-value="2OP:21" calcext:value-type="string">
            <text:p>2OP:21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2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ub a b -&gt; (result)</text:p>
          </table:table-cell>
          <table:table-cell office:value-type="string" calcext:value-type="string">
            <text:p>sub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24]);&quot;&quot;;CONCATENATE([.D24];&quot;:&quot;;[.E24]))" office:value-type="string" office:string-value="2OP:22" calcext:value-type="string">
            <text:p>2OP:22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ul a b -&gt; (result)</text:p>
          </table:table-cell>
          <table:table-cell office:value-type="string" calcext:value-type="string">
            <text:p>mul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25]);&quot;&quot;;CONCATENATE([.D25];&quot;:&quot;;[.E25]))" office:value-type="string" office:string-value="2OP:23" calcext:value-type="string">
            <text:p>2OP:23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2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iv a b -&gt; (result)</text:p>
          </table:table-cell>
          <table:table-cell office:value-type="string" calcext:value-type="string">
            <text:p>div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26]);&quot;&quot;;CONCATENATE([.D26];&quot;:&quot;;[.E26]))" office:value-type="string" office:string-value="2OP:24" calcext:value-type="string">
            <text:p>2OP:24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od a b -&gt; (result)</text:p>
          </table:table-cell>
          <table:table-cell office:value-type="string" calcext:value-type="string">
            <text:p>mod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27]);&quot;&quot;;CONCATENATE([.D27];&quot;:&quot;;[.E27]))" office:value-type="string" office:string-value="2OP:25" calcext:value-type="string">
            <text:p>2OP:25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l_2s routine arg1 -&gt; (result)</text:p>
          </table:table-cell>
          <table:table-cell office:value-type="string" calcext:value-type="string">
            <text:p>call_2s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28]);&quot;&quot;;CONCATENATE([.D28];&quot;:&quot;;[.E28]))" office:value-type="string" office:string-value="2OP:26" calcext:value-type="string">
            <text:p>2OP:26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26</text:p>
          </table:table-cell>
          <table:table-cell office:value-type="string" calcext:value-type="string">
            <text:p>1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l_2n routine arg1</text:p>
          </table:table-cell>
          <table:table-cell office:value-type="string" calcext:value-type="string">
            <text:p>call_2n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29]);&quot;&quot;;CONCATENATE([.D29];&quot;:&quot;;[.E29]))" office:value-type="string" office:string-value="2OP:27" calcext:value-type="string">
            <text:p>2OP:27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27</text:p>
          </table:table-cell>
          <table:table-cell office:value-type="string" calcext:value-type="string">
            <text:p>1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t_colour foreground background</text:p>
          </table:table-cell>
          <table:table-cell office:value-type="string" calcext:value-type="string">
            <text:p>set_colour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30]);&quot;&quot;;CONCATENATE([.D30];&quot;:&quot;;[.E30]))" office:value-type="string" office:string-value="2OP:27" calcext:value-type="string">
            <text:p>2OP:27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t_colour foreground background window</text:p>
          </table:table-cell>
          <table:table-cell office:value-type="string" calcext:value-type="string">
            <text:p>set_colour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31]);&quot;&quot;;CONCATENATE([.D31];&quot;:&quot;;[.E31]))" office:value-type="string" office:string-value="2OP:28" calcext:value-type="string">
            <text:p>2OP:28</text:p>
          </table:table-cell>
          <table:table-cell office:value-type="string" calcext:value-type="string">
            <text:p>2OP</text:p>
          </table:table-cell>
          <table:table-cell table:style-name="ce3" office:value-type="string" calcext:value-type="string">
            <text:p>2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throw value stack-frame</text:p>
          </table:table-cell>
          <table:table-cell office:value-type="string" calcext:value-type="string">
            <text:p>throw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32]);&quot;&quot;;CONCATENATE([.D32];&quot;:&quot;;[.E32]))">
            <text:p/>
          </table:table-cell>
          <table:table-cell office:value-type="string" calcext:value-type="string">
            <text:p>2OP</text:p>
          </table:table-cell>
          <table:table-cell/>
          <table:table-cell office:value-type="string" calcext:value-type="string">
            <text:p>1D</text:p>
          </table:table-cell>
          <table:table-cell table:number-columns-repeated="3"/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33]);&quot;&quot;;CONCATENATE([.D33];&quot;:&quot;;[.E33]))">
            <text:p/>
          </table:table-cell>
          <table:table-cell office:value-type="string" calcext:value-type="string">
            <text:p>2OP</text:p>
          </table:table-cell>
          <table:table-cell/>
          <table:table-cell office:value-type="string" calcext:value-type="string">
            <text:p>1E</text:p>
          </table:table-cell>
          <table:table-cell table:number-columns-repeated="3"/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34]);&quot;&quot;;CONCATENATE([.D34];&quot;:&quot;;[.E34]))">
            <text:p/>
          </table:table-cell>
          <table:table-cell office:value-type="string" calcext:value-type="string">
            <text:p>2OP</text:p>
          </table:table-cell>
          <table:table-cell/>
          <table:table-cell office:value-type="string" calcext:value-type="string">
            <text:p>1F</text:p>
          </table:table-cell>
          <table:table-cell table:number-columns-repeated="3"/>
          <table:table-cell table:style-name="Default"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formula="of:=IF(ISBLANK([.E35]);&quot;&quot;;CONCATENATE([.D35];&quot;:&quot;;[.E35]))" office:value-type="string" office:string-value="1OP:128" calcext:value-type="string">
            <text:p>1OP:128</text:p>
          </table:table-cell>
          <table:table-cell office:value-type="string" calcext:value-type="string">
            <text:p>1OP</text:p>
          </table:table-cell>
          <table:table-cell table:style-name="ce3" office:value-type="string" calcext:value-type="string">
            <text:p>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z a ?(label)</text:p>
          </table:table-cell>
          <table:table-cell office:value-type="string" calcext:value-type="string">
            <text:p>jz</text:p>
          </table:table-cell>
          <table:table-cell table:style-name="Default" table:number-columns-repeated="1015"/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table:formula="of:=IF(ISBLANK([.E36]);&quot;&quot;;CONCATENATE([.D36];&quot;:&quot;;[.E36]))" office:value-type="string" office:string-value="1OP:129" calcext:value-type="string">
            <text:p>1OP:129</text:p>
          </table:table-cell>
          <table:table-cell office:value-type="string" calcext:value-type="string">
            <text:p>1OP</text:p>
          </table:table-cell>
          <table:table-cell table:style-name="ce3" office:value-type="string" calcext:value-type="string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t_sibling object -&gt; (result) ?(label)</text:p>
          </table:table-cell>
          <table:table-cell office:value-type="string" calcext:value-type="string">
            <text:p>get_sibling</text:p>
          </table:table-cell>
          <table:table-cell table:style-name="Default" table:number-columns-repeated="1015"/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table:formula="of:=IF(ISBLANK([.E37]);&quot;&quot;;CONCATENATE([.D37];&quot;:&quot;;[.E37]))" office:value-type="string" office:string-value="1OP:130" calcext:value-type="string">
            <text:p>1OP:130</text:p>
          </table:table-cell>
          <table:table-cell office:value-type="string" calcext:value-type="string">
            <text:p>1OP</text:p>
          </table:table-cell>
          <table:table-cell table:style-name="ce3" office:value-type="string" calcext:value-type="string">
            <text:p>1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t_child object -&gt; (result) ?(label)</text:p>
          </table:table-cell>
          <table:table-cell office:value-type="string" calcext:value-type="string">
            <text:p>get_child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38]);&quot;&quot;;CONCATENATE([.D38];&quot;:&quot;;[.E38]))" office:value-type="string" office:string-value="1OP:131" calcext:value-type="string">
            <text:p>1OP:131</text:p>
          </table:table-cell>
          <table:table-cell office:value-type="string" calcext:value-type="string">
            <text:p>1OP</text:p>
          </table:table-cell>
          <table:table-cell table:style-name="ce3" office:value-type="string" calcext:value-type="string">
            <text:p>13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et_parent object -&gt; (result)</text:p>
          </table:table-cell>
          <table:table-cell office:value-type="string" calcext:value-type="string">
            <text:p>get_parent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39]);&quot;&quot;;CONCATENATE([.D39];&quot;:&quot;;[.E39]))" office:value-type="string" office:string-value="1OP:132" calcext:value-type="string">
            <text:p>1OP:132</text:p>
          </table:table-cell>
          <table:table-cell office:value-type="string" calcext:value-type="string">
            <text:p>1OP</text:p>
          </table:table-cell>
          <table:table-cell table:style-name="ce3" office:value-type="string" calcext:value-type="string">
            <text:p>13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t_prop_len property-address -&gt; (result)</text:p>
          </table:table-cell>
          <table:table-cell office:value-type="string" calcext:value-type="string">
            <text:p>get_prop_len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40]);&quot;&quot;;CONCATENATE([.D40];&quot;:&quot;;[.E40]))" office:value-type="string" office:string-value="1OP:133" calcext:value-type="string">
            <text:p>1OP:133</text:p>
          </table:table-cell>
          <table:table-cell office:value-type="string" calcext:value-type="string">
            <text:p>1OP</text:p>
          </table:table-cell>
          <table:table-cell table:style-name="ce3" office:value-type="string" calcext:value-type="string">
            <text:p>13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c (variable)</text:p>
          </table:table-cell>
          <table:table-cell office:value-type="string" calcext:value-type="string">
            <text:p>inc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41]);&quot;&quot;;CONCATENATE([.D41];&quot;:&quot;;[.E41]))" office:value-type="string" office:string-value="1OP:134" calcext:value-type="string">
            <text:p>1OP:134</text:p>
          </table:table-cell>
          <table:table-cell office:value-type="string" calcext:value-type="string">
            <text:p>1OP</text:p>
          </table:table-cell>
          <table:table-cell table:style-name="ce3" office:value-type="string" calcext:value-type="string">
            <text:p>13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c (variable)</text:p>
          </table:table-cell>
          <table:table-cell office:value-type="string" calcext:value-type="string">
            <text:p>dec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42]);&quot;&quot;;CONCATENATE([.D42];&quot;:&quot;;[.E42]))" office:value-type="string" office:string-value="1OP:135" calcext:value-type="string">
            <text:p>1OP:135</text:p>
          </table:table-cell>
          <table:table-cell office:value-type="string" calcext:value-type="string">
            <text:p>1OP</text:p>
          </table:table-cell>
          <table:table-cell table:style-name="ce3" office:value-type="string" calcext:value-type="string">
            <text:p>13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rint_addr byte-address-of-string</text:p>
          </table:table-cell>
          <table:table-cell office:value-type="string" calcext:value-type="string">
            <text:p>print_addr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43]);&quot;&quot;;CONCATENATE([.D43];&quot;:&quot;;[.E43]))" office:value-type="string" office:string-value="1OP:136" calcext:value-type="string">
            <text:p>1OP:136</text:p>
          </table:table-cell>
          <table:table-cell office:value-type="string" calcext:value-type="string">
            <text:p>1OP</text:p>
          </table:table-cell>
          <table:table-cell table:style-name="ce3" office:value-type="string" calcext:value-type="string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l_1s routine -&gt; (result)</text:p>
          </table:table-cell>
          <table:table-cell office:value-type="string" calcext:value-type="string">
            <text:p>call_1s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44]);&quot;&quot;;CONCATENATE([.D44];&quot;:&quot;;[.E44]))" office:value-type="string" office:string-value="1OP:137" calcext:value-type="string">
            <text:p>1OP:137</text:p>
          </table:table-cell>
          <table:table-cell office:value-type="string" calcext:value-type="string">
            <text:p>1OP</text:p>
          </table:table-cell>
          <table:table-cell table:style-name="ce3" office:value-type="string" calcext:value-type="string">
            <text:p>13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move_obj object</text:p>
          </table:table-cell>
          <table:table-cell office:value-type="string" calcext:value-type="string">
            <text:p>remove_obj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45]);&quot;&quot;;CONCATENATE([.D45];&quot;:&quot;;[.E45]))" office:value-type="string" office:string-value="1OP:138" calcext:value-type="string">
            <text:p>1OP:138</text:p>
          </table:table-cell>
          <table:table-cell office:value-type="string" calcext:value-type="string">
            <text:p>1OP</text:p>
          </table:table-cell>
          <table:table-cell table:style-name="ce3" office:value-type="string" calcext:value-type="string">
            <text:p>138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rint_obj object</text:p>
          </table:table-cell>
          <table:table-cell office:value-type="string" calcext:value-type="string">
            <text:p>print_obj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46]);&quot;&quot;;CONCATENATE([.D46];&quot;:&quot;;[.E46]))" office:value-type="string" office:string-value="1OP:139" calcext:value-type="string">
            <text:p>1OP:139</text:p>
          </table:table-cell>
          <table:table-cell office:value-type="string" calcext:value-type="string">
            <text:p>1OP</text:p>
          </table:table-cell>
          <table:table-cell table:style-name="ce3" office:value-type="string" calcext:value-type="string">
            <text:p>139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et value</text:p>
          </table:table-cell>
          <table:table-cell office:value-type="string" calcext:value-type="string">
            <text:p>ret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47]);&quot;&quot;;CONCATENATE([.D47];&quot;:&quot;;[.E47]))" office:value-type="string" office:string-value="1OP:140" calcext:value-type="string">
            <text:p>1OP:140</text:p>
          </table:table-cell>
          <table:table-cell office:value-type="string" calcext:value-type="string">
            <text:p>1OP</text:p>
          </table:table-cell>
          <table:table-cell table:style-name="ce3" office:value-type="string" calcext:value-type="string">
            <text:p>14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jump ?(label)</text:p>
          </table:table-cell>
          <table:table-cell office:value-type="string" calcext:value-type="string">
            <text:p>jump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48]);&quot;&quot;;CONCATENATE([.D48];&quot;:&quot;;[.E48]))" office:value-type="string" office:string-value="1OP:141" calcext:value-type="string">
            <text:p>1OP:141</text:p>
          </table:table-cell>
          <table:table-cell office:value-type="string" calcext:value-type="string">
            <text:p>1OP</text:p>
          </table:table-cell>
          <table:table-cell table:style-name="ce3" office:value-type="string" calcext:value-type="string">
            <text:p>14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rint_paddr packed-address-of-string</text:p>
          </table:table-cell>
          <table:table-cell office:value-type="string" calcext:value-type="string">
            <text:p>print_paddr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49]);&quot;&quot;;CONCATENATE([.D49];&quot;:&quot;;[.E49]))" office:value-type="string" office:string-value="1OP:142" calcext:value-type="string">
            <text:p>1OP:142</text:p>
          </table:table-cell>
          <table:table-cell office:value-type="string" calcext:value-type="string">
            <text:p>1OP</text:p>
          </table:table-cell>
          <table:table-cell table:style-name="ce3" office:value-type="string" calcext:value-type="string">
            <text:p>142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load (variable) -&gt; (result)</text:p>
          </table:table-cell>
          <table:table-cell office:value-type="string" calcext:value-type="string">
            <text:p>load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50]);&quot;&quot;;CONCATENATE([.D50];&quot;:&quot;;[.E50]))" office:value-type="string" office:string-value="1OP:143" calcext:value-type="string">
            <text:p>1OP:143</text:p>
          </table:table-cell>
          <table:table-cell office:value-type="string" calcext:value-type="string">
            <text:p>1OP</text:p>
          </table:table-cell>
          <table:table-cell table:style-name="ce3" office:value-type="string" calcext:value-type="string">
            <text:p>1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not value -&gt; (result)</text:p>
          </table:table-cell>
          <table:table-cell office:value-type="string" calcext:value-type="string">
            <text:p>not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51]);&quot;&quot;;CONCATENATE([.D51];&quot;:&quot;;[.E51]))" office:value-type="string" office:string-value="1OP:143" calcext:value-type="string">
            <text:p>1OP:143</text:p>
          </table:table-cell>
          <table:table-cell office:value-type="string" calcext:value-type="string">
            <text:p>1OP</text:p>
          </table:table-cell>
          <table:table-cell table:style-name="ce3" office:value-type="string" calcext:value-type="string">
            <text:p>14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ll_1n routine</text:p>
          </table:table-cell>
          <table:table-cell office:value-type="string" calcext:value-type="string">
            <text:p>call_1n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52]);&quot;&quot;;CONCATENATE([.D52];&quot;:&quot;;[.E52]))" office:value-type="string" office:string-value="0OP:176" calcext:value-type="string">
            <text:p>0OP:176</text:p>
          </table:table-cell>
          <table:table-cell office:value-type="string" calcext:value-type="string">
            <text:p>0OP</text:p>
          </table:table-cell>
          <table:table-cell table:style-name="ce3" office:value-type="string" calcext:value-type="string">
            <text:p>17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tru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IF(ISBLANK([.E53]);&quot;&quot;;CONCATENATE([.D53];&quot;:&quot;;[.E53]))" office:value-type="string" office:string-value="0OP:177" calcext:value-type="string">
            <text:p>0OP:177</text:p>
          </table:table-cell>
          <table:table-cell office:value-type="string" calcext:value-type="string">
            <text:p>0OP</text:p>
          </table:table-cell>
          <table:table-cell table:style-name="ce3" office:value-type="string" calcext:value-type="string">
            <text:p>17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r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IF(ISBLANK([.E54]);&quot;&quot;;CONCATENATE([.D54];&quot;:&quot;;[.E54]))" office:value-type="string" office:string-value="0OP:178" calcext:value-type="string">
            <text:p>0OP:178</text:p>
          </table:table-cell>
          <table:table-cell office:value-type="string" calcext:value-type="string">
            <text:p>0OP</text:p>
          </table:table-cell>
          <table:table-cell table:style-name="ce3" office:value-type="string" calcext:value-type="string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int (literal-string)</text:p>
          </table:table-cell>
          <table:table-cell office:value-type="string" calcext:value-type="string">
            <text:p>prin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IF(ISBLANK([.E55]);&quot;&quot;;CONCATENATE([.D55];&quot;:&quot;;[.E55]))" office:value-type="string" office:string-value="0OP:179" calcext:value-type="string">
            <text:p>0OP:179</text:p>
          </table:table-cell>
          <table:table-cell office:value-type="string" calcext:value-type="string">
            <text:p>0OP</text:p>
          </table:table-cell>
          <table:table-cell table:style-name="ce3" office:value-type="string" calcext:value-type="string">
            <text:p>17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int_ret (literal-string)</text:p>
          </table:table-cell>
          <table:table-cell office:value-type="string" calcext:value-type="string">
            <text:p>print_re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IF(ISBLANK([.E56]);&quot;&quot;;CONCATENATE([.D56];&quot;:&quot;;[.E56]))" office:value-type="string" office:string-value="0OP:180" calcext:value-type="string">
            <text:p>0OP:180</text:p>
          </table:table-cell>
          <table:table-cell office:value-type="string" calcext:value-type="string">
            <text:p>0OP</text:p>
          </table:table-cell>
          <table:table-cell table:style-name="ce3" office:value-type="string" calcext:value-type="string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/-</text:p>
          </table:table-cell>
          <table:table-cell table:number-columns-repeated="2" office:value-type="string" calcext:value-type="string">
            <text:p>no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formula="of:=IF(ISBLANK([.E57]);&quot;&quot;;CONCATENATE([.D57];&quot;:&quot;;[.E57]))" office:value-type="string" office:string-value="0OP:181" calcext:value-type="string">
            <text:p>0OP:181</text:p>
          </table:table-cell>
          <table:table-cell office:value-type="string" calcext:value-type="string">
            <text:p>0OP</text:p>
          </table:table-cell>
          <table:table-cell table:style-name="ce3" office:value-type="string" calcext:value-type="string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ve ?(label)</text:p>
          </table:table-cell>
          <table:table-cell office:value-type="string" calcext:value-type="string">
            <text:p>sav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IF(ISBLANK([.E58]);&quot;&quot;;CONCATENATE([.D58];&quot;:&quot;;[.E58]))" office:value-type="string" office:string-value="0OP:181" calcext:value-type="string">
            <text:p>0OP:181</text:p>
          </table:table-cell>
          <table:table-cell office:value-type="string" calcext:value-type="string">
            <text:p>0OP</text:p>
          </table:table-cell>
          <table:table-cell table:style-name="ce3" office:value-type="string" calcext:value-type="string">
            <text:p>18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ave -&gt; (result)</text:p>
          </table:table-cell>
          <table:table-cell office:value-type="string" calcext:value-type="string">
            <text:p>sav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IF(ISBLANK([.E59]);&quot;&quot;;CONCATENATE([.D59];&quot;:&quot;;[.E59]))" office:value-type="string" office:string-value="0OP:181" calcext:value-type="string">
            <text:p>0OP:181</text:p>
          </table:table-cell>
          <table:table-cell office:value-type="string" calcext:value-type="string">
            <text:p>0OP</text:p>
          </table:table-cell>
          <table:table-cell table:style-name="ce3" office:value-type="string" calcext:value-type="string">
            <text:p>18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illegal]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formula="of:=IF(ISBLANK([.E60]);&quot;&quot;;CONCATENATE([.D60];&quot;:&quot;;[.E60]))" office:value-type="string" office:string-value="0OP:182" calcext:value-type="string">
            <text:p>0OP:182</text:p>
          </table:table-cell>
          <table:table-cell office:value-type="string" calcext:value-type="string">
            <text:p>0OP</text:p>
          </table:table-cell>
          <table:table-cell table:style-name="ce3" office:value-type="string" calcext:value-type="string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ore ?(label)</text:p>
          </table:table-cell>
          <table:table-cell office:value-type="string" calcext:value-type="string">
            <text:p>restor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IF(ISBLANK([.E61]);&quot;&quot;;CONCATENATE([.D61];&quot;:&quot;;[.E61]))" office:value-type="string" office:string-value="0OP:182" calcext:value-type="string">
            <text:p>0OP:182</text:p>
          </table:table-cell>
          <table:table-cell office:value-type="string" calcext:value-type="string">
            <text:p>0OP</text:p>
          </table:table-cell>
          <table:table-cell table:style-name="ce3" office:value-type="string" calcext:value-type="string">
            <text:p>18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estore -&gt; (result)</text:p>
          </table:table-cell>
          <table:table-cell office:value-type="string" calcext:value-type="string">
            <text:p>restor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IF(ISBLANK([.E62]);&quot;&quot;;CONCATENATE([.D62];&quot;:&quot;;[.E62]))" office:value-type="string" office:string-value="0OP:182" calcext:value-type="string">
            <text:p>0OP:182</text:p>
          </table:table-cell>
          <table:table-cell office:value-type="string" calcext:value-type="string">
            <text:p>0OP</text:p>
          </table:table-cell>
          <table:table-cell table:style-name="ce3" office:value-type="string" calcext:value-type="string">
            <text:p>18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illegal]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IF(ISBLANK([.E63]);&quot;&quot;;CONCATENATE([.D63];&quot;:&quot;;[.E63]))" office:value-type="string" office:string-value="0OP:183" calcext:value-type="string">
            <text:p>0OP:183</text:p>
          </table:table-cell>
          <table:table-cell office:value-type="string" calcext:value-type="string">
            <text:p>0OP</text:p>
          </table:table-cell>
          <table:table-cell table:style-name="ce3" office:value-type="string" calcext:value-type="string">
            <text:p>183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restar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IF(ISBLANK([.E64]);&quot;&quot;;CONCATENATE([.D64];&quot;:&quot;;[.E64]))" office:value-type="string" office:string-value="0OP:184" calcext:value-type="string">
            <text:p>0OP:184</text:p>
          </table:table-cell>
          <table:table-cell office:value-type="string" calcext:value-type="string">
            <text:p>0OP</text:p>
          </table:table-cell>
          <table:table-cell table:style-name="ce3" office:value-type="string" calcext:value-type="string">
            <text:p>184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ret_poppe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IF(ISBLANK([.E65]);&quot;&quot;;CONCATENATE([.D65];&quot;:&quot;;[.E65]))" office:value-type="string" office:string-value="0OP:185" calcext:value-type="string">
            <text:p>0OP:185</text:p>
          </table:table-cell>
          <table:table-cell office:value-type="string" calcext:value-type="string">
            <text:p>0OP</text:p>
          </table:table-cell>
          <table:table-cell table:style-name="ce3" office:value-type="string" calcext:value-type="string">
            <text:p>18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66]);&quot;&quot;;CONCATENATE([.D66];&quot;:&quot;;[.E66]))" office:value-type="string" office:string-value="0OP:185" calcext:value-type="string">
            <text:p>0OP:185</text:p>
          </table:table-cell>
          <table:table-cell office:value-type="string" calcext:value-type="string">
            <text:p>0OP</text:p>
          </table:table-cell>
          <table:table-cell table:style-name="ce3" office:value-type="string" calcext:value-type="string">
            <text:p>185</text:p>
          </table:table-cell>
          <table:table-cell/>
          <table:table-cell office:value-type="string" calcext:value-type="string">
            <text:p>5,6</text:p>
          </table:table-cell>
          <table:table-cell office:value-type="string" calcext:value-type="string">
            <text:p>catch -&gt; (result)</text:p>
          </table:table-cell>
          <table:table-cell office:value-type="string" calcext:value-type="string">
            <text:p>catch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IF(ISBLANK([.E67]);&quot;&quot;;CONCATENATE([.D67];&quot;:&quot;;[.E67]))" office:value-type="string" office:string-value="0OP:186" calcext:value-type="string">
            <text:p>0OP:186</text:p>
          </table:table-cell>
          <table:table-cell office:value-type="string" calcext:value-type="string">
            <text:p>0OP</text:p>
          </table:table-cell>
          <table:table-cell table:style-name="ce3" office:value-type="string" calcext:value-type="string">
            <text:p>186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qui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IF(ISBLANK([.E68]);&quot;&quot;;CONCATENATE([.D68];&quot;:&quot;;[.E68]))" office:value-type="string" office:string-value="0OP:187" calcext:value-type="string">
            <text:p>0OP:187</text:p>
          </table:table-cell>
          <table:table-cell office:value-type="string" calcext:value-type="string">
            <text:p>0OP</text:p>
          </table:table-cell>
          <table:table-cell table:style-name="ce3" office:value-type="string" calcext:value-type="string">
            <text:p>187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new_lin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IF(ISBLANK([.E69]);&quot;&quot;;CONCATENATE([.D69];&quot;:&quot;;[.E69]))" office:value-type="string" office:string-value="0OP:188" calcext:value-type="string">
            <text:p>0OP:188</text:p>
          </table:table-cell>
          <table:table-cell office:value-type="string" calcext:value-type="string">
            <text:p>0OP</text:p>
          </table:table-cell>
          <table:table-cell table:style-name="ce3" office:value-type="string" calcext:value-type="string">
            <text:p>18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how_statu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IF(ISBLANK([.E70]);&quot;&quot;;CONCATENATE([.D70];&quot;:&quot;;[.E70]))" office:value-type="string" office:string-value="0OP:188" calcext:value-type="string">
            <text:p>0OP:188</text:p>
          </table:table-cell>
          <table:table-cell office:value-type="string" calcext:value-type="string">
            <text:p>0OP</text:p>
          </table:table-cell>
          <table:table-cell table:style-name="ce3" office:value-type="string" calcext:value-type="string">
            <text:p>18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illegal]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formula="of:=IF(ISBLANK([.E71]);&quot;&quot;;CONCATENATE([.D71];&quot;:&quot;;[.E71]))" office:value-type="string" office:string-value="0OP:189" calcext:value-type="string">
            <text:p>0OP:189</text:p>
          </table:table-cell>
          <table:table-cell office:value-type="string" calcext:value-type="string">
            <text:p>0OP</text:p>
          </table:table-cell>
          <table:table-cell table:style-name="ce3" office:value-type="string" calcext:value-type="string">
            <text:p>189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ify ?(label)</text:p>
          </table:table-cell>
          <table:table-cell office:value-type="string" calcext:value-type="string">
            <text:p>verify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IF(ISBLANK([.E72]);&quot;&quot;;CONCATENATE([.D72];&quot;:&quot;;[.E72]))" office:value-type="string" office:string-value="0OP:190" calcext:value-type="string">
            <text:p>0OP:190</text:p>
          </table:table-cell>
          <table:table-cell office:value-type="string" calcext:value-type="string">
            <text:p>0OP</text:p>
          </table:table-cell>
          <table:table-cell table:style-name="ce3" office:value-type="string" calcext:value-type="string">
            <text:p>190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first byte of extended opcode]</text:p>
          </table:table-cell>
          <table:table-cell office:value-type="string" calcext:value-type="string">
            <text:p>extende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formula="of:=IF(ISBLANK([.E73]);&quot;&quot;;CONCATENATE([.D73];&quot;:&quot;;[.E73]))" office:value-type="string" office:string-value="0OP:191" calcext:value-type="string">
            <text:p>0OP:191</text:p>
          </table:table-cell>
          <table:table-cell office:value-type="string" calcext:value-type="string">
            <text:p>0OP</text:p>
          </table:table-cell>
          <table:table-cell table:style-name="ce3" office:value-type="string" calcext:value-type="string">
            <text:p>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/-</text:p>
          </table:table-cell>
          <table:table-cell office:value-type="string" calcext:value-type="string">
            <text:p>piracy ?(label)</text:p>
          </table:table-cell>
          <table:table-cell office:value-type="string" calcext:value-type="string">
            <text:p>pira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74]);&quot;&quot;;CONCATENATE([.D74];&quot;:&quot;;[.E74]))" office:value-type="string" office:string-value="VAR:224" calcext:value-type="string">
            <text:p>VAR:224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 routine ...0 to 3 args... -&gt; (result)</text:p>
          </table:table-cell>
          <table:table-cell office:value-type="string" calcext:value-type="string">
            <text:p>call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75]);&quot;&quot;;CONCATENATE([.D75];&quot;:&quot;;[.E75]))" office:value-type="string" office:string-value="VAR:224" calcext:value-type="string">
            <text:p>VAR:224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2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ll_vs routine ...0 to 3 args... -&gt; (result)</text:p>
          </table:table-cell>
          <table:table-cell office:value-type="string" calcext:value-type="string">
            <text:p>call_vs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76]);&quot;&quot;;CONCATENATE([.D76];&quot;:&quot;;[.E76]))" office:value-type="string" office:string-value="VAR:225" calcext:value-type="string">
            <text:p>VAR:225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rew array word-index value</text:p>
          </table:table-cell>
          <table:table-cell office:value-type="string" calcext:value-type="string">
            <text:p>storew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77]);&quot;&quot;;CONCATENATE([.D77];&quot;:&quot;;[.E77]))" office:value-type="string" office:string-value="VAR:226" calcext:value-type="string">
            <text:p>VAR:226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oreb array byte-index value</text:p>
          </table:table-cell>
          <table:table-cell office:value-type="string" calcext:value-type="string">
            <text:p>storeb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78]);&quot;&quot;;CONCATENATE([.D78];&quot;:&quot;;[.E78]))" office:value-type="string" office:string-value="VAR:227" calcext:value-type="string">
            <text:p>VAR:227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2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t_prop object property value</text:p>
          </table:table-cell>
          <table:table-cell office:value-type="string" calcext:value-type="string">
            <text:p>put_prop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79]);&quot;&quot;;CONCATENATE([.D79];&quot;:&quot;;[.E79]))" office:value-type="string" office:string-value="VAR:228" calcext:value-type="string">
            <text:p>VAR:228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ead text parse</text:p>
          </table:table-cell>
          <table:table-cell office:value-type="string" calcext:value-type="string">
            <text:p>sread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80]);&quot;&quot;;CONCATENATE([.D80];&quot;:&quot;;[.E80]))" office:value-type="string" office:string-value="VAR:228" calcext:value-type="string">
            <text:p>VAR:228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2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read text parse time routine</text:p>
          </table:table-cell>
          <table:table-cell office:value-type="string" calcext:value-type="string">
            <text:p>sread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81]);&quot;&quot;;CONCATENATE([.D81];&quot;:&quot;;[.E81]))" office:value-type="string" office:string-value="VAR:228" calcext:value-type="string">
            <text:p>VAR:228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2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read text parse time routine -&gt; (result)</text:p>
          </table:table-cell>
          <table:table-cell office:value-type="string" calcext:value-type="string">
            <text:p>aread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82]);&quot;&quot;;CONCATENATE([.D82];&quot;:&quot;;[.E82]))" office:value-type="string" office:string-value="VAR:229" calcext:value-type="string">
            <text:p>VAR:229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2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int_char output-character-code</text:p>
          </table:table-cell>
          <table:table-cell office:value-type="string" calcext:value-type="string">
            <text:p>print_char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83]);&quot;&quot;;CONCATENATE([.D83];&quot;:&quot;;[.E83]))" office:value-type="string" office:string-value="VAR:230" calcext:value-type="string">
            <text:p>VAR:230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3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int_num value</text:p>
          </table:table-cell>
          <table:table-cell office:value-type="string" calcext:value-type="string">
            <text:p>print_num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84]);&quot;&quot;;CONCATENATE([.D84];&quot;:&quot;;[.E84]))" office:value-type="string" office:string-value="VAR:231" calcext:value-type="string">
            <text:p>VAR:231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3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andom range -&gt; (result)</text:p>
          </table:table-cell>
          <table:table-cell office:value-type="string" calcext:value-type="string">
            <text:p>random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85]);&quot;&quot;;CONCATENATE([.D85];&quot;:&quot;;[.E85]))" office:value-type="string" office:string-value="VAR:232" calcext:value-type="string">
            <text:p>VAR:232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3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sh value</text:p>
          </table:table-cell>
          <table:table-cell office:value-type="string" calcext:value-type="string">
            <text:p>push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86]);&quot;&quot;;CONCATENATE([.D86];&quot;:&quot;;[.E86]))" office:value-type="string" office:string-value="VAR:233" calcext:value-type="string">
            <text:p>VAR:233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ll (variable)</text:p>
          </table:table-cell>
          <table:table-cell office:value-type="string" calcext:value-type="string">
            <text:p>pull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87]);&quot;&quot;;CONCATENATE([.D87];&quot;:&quot;;[.E87]))" office:value-type="string" office:string-value="VAR:233" calcext:value-type="string">
            <text:p>VAR:233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3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ull stack -&gt; (result)</text:p>
          </table:table-cell>
          <table:table-cell office:value-type="string" calcext:value-type="string">
            <text:p>pull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88]);&quot;&quot;;CONCATENATE([.D88];&quot;:&quot;;[.E88]))" office:value-type="string" office:string-value="VAR:234" calcext:value-type="string">
            <text:p>VAR:234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3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lit_window lines</text:p>
          </table:table-cell>
          <table:table-cell office:value-type="string" calcext:value-type="string">
            <text:p>split_window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89]);&quot;&quot;;CONCATENATE([.D89];&quot;:&quot;;[.E89]))" office:value-type="string" office:string-value="VAR:235" calcext:value-type="string">
            <text:p>VAR:235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3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_window window</text:p>
          </table:table-cell>
          <table:table-cell office:value-type="string" calcext:value-type="string">
            <text:p>set_window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90]);&quot;&quot;;CONCATENATE([.D90];&quot;:&quot;;[.E90]))" office:value-type="string" office:string-value="VAR:236" calcext:value-type="string">
            <text:p>VAR:236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3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l_vs2 routine ...0 to 7 args... -&gt; (result)</text:p>
          </table:table-cell>
          <table:table-cell office:value-type="string" calcext:value-type="string">
            <text:p>call_vs2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91]);&quot;&quot;;CONCATENATE([.D91];&quot;:&quot;;[.E91]))" office:value-type="string" office:string-value="VAR:237" calcext:value-type="string">
            <text:p>VAR:237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37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ase_window window</text:p>
          </table:table-cell>
          <table:table-cell office:value-type="string" calcext:value-type="string">
            <text:p>erase_window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92]);&quot;&quot;;CONCATENATE([.D92];&quot;:&quot;;[.E92]))" office:value-type="string" office:string-value="VAR:238" calcext:value-type="string">
            <text:p>VAR:238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4/-</text:p>
          </table:table-cell>
          <table:table-cell office:value-type="string" calcext:value-type="string">
            <text:p>erase_line value</text:p>
          </table:table-cell>
          <table:table-cell office:value-type="string" calcext:value-type="string">
            <text:p>erase_line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93]);&quot;&quot;;CONCATENATE([.D93];&quot;:&quot;;[.E93]))" office:value-type="string" office:string-value="VAR:238" calcext:value-type="string">
            <text:p>VAR:238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3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rase_line pixels</text:p>
          </table:table-cell>
          <table:table-cell office:value-type="string" calcext:value-type="string">
            <text:p>erase_line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94]);&quot;&quot;;CONCATENATE([.D94];&quot;:&quot;;[.E94]))" office:value-type="string" office:string-value="VAR:239" calcext:value-type="string">
            <text:p>VAR:239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_cursor line column</text:p>
          </table:table-cell>
          <table:table-cell office:value-type="string" calcext:value-type="string">
            <text:p>set_cursor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95]);&quot;&quot;;CONCATENATE([.D95];&quot;:&quot;;[.E95]))" office:value-type="string" office:string-value="VAR:239" calcext:value-type="string">
            <text:p>VAR:239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3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t_cursor line column window</text:p>
          </table:table-cell>
          <table:table-cell office:value-type="string" calcext:value-type="string">
            <text:p>set_cursor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96]);&quot;&quot;;CONCATENATE([.D96];&quot;:&quot;;[.E96]))" office:value-type="string" office:string-value="VAR:240" calcext:value-type="string">
            <text:p>VAR:240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get_cursor array</text:p>
          </table:table-cell>
          <table:table-cell office:value-type="string" calcext:value-type="string">
            <text:p>get_cursor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97]);&quot;&quot;;CONCATENATE([.D97];&quot;:&quot;;[.E97]))" office:value-type="string" office:string-value="VAR:241" calcext:value-type="string">
            <text:p>VAR:241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4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_text_style style</text:p>
          </table:table-cell>
          <table:table-cell office:value-type="string" calcext:value-type="string">
            <text:p>set_text_style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98]);&quot;&quot;;CONCATENATE([.D98];&quot;:&quot;;[.E98]))" office:value-type="string" office:string-value="VAR:242" calcext:value-type="string">
            <text:p>VAR:242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4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er_mode flag</text:p>
          </table:table-cell>
          <table:table-cell office:value-type="string" calcext:value-type="string">
            <text:p>buffer_mode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99]);&quot;&quot;;CONCATENATE([.D99];&quot;:&quot;;[.E99]))" office:value-type="string" office:string-value="VAR:243" calcext:value-type="string">
            <text:p>VAR:243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4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put_stream number</text:p>
          </table:table-cell>
          <table:table-cell office:value-type="string" calcext:value-type="string">
            <text:p>output_stream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00]);&quot;&quot;;CONCATENATE([.D100];&quot;:&quot;;[.E100]))" office:value-type="string" office:string-value="VAR:243" calcext:value-type="string">
            <text:p>VAR:243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4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utput_stream number table</text:p>
          </table:table-cell>
          <table:table-cell office:value-type="string" calcext:value-type="string">
            <text:p>output_stream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01]);&quot;&quot;;CONCATENATE([.D101];&quot;:&quot;;[.E101]))" office:value-type="string" office:string-value="VAR:243" calcext:value-type="string">
            <text:p>VAR:243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4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utput_stream number table width</text:p>
          </table:table-cell>
          <table:table-cell office:value-type="string" calcext:value-type="string">
            <text:p>output_stream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02]);&quot;&quot;;CONCATENATE([.D102];&quot;:&quot;;[.E102]))" office:value-type="string" office:string-value="VAR:244" calcext:value-type="string">
            <text:p>VAR:244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4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put_stream number</text:p>
          </table:table-cell>
          <table:table-cell office:value-type="string" calcext:value-type="string">
            <text:p>input_stream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03]);&quot;&quot;;CONCATENATE([.D103];&quot;:&quot;;[.E103]))" office:value-type="string" office:string-value="VAR:245" calcext:value-type="string">
            <text:p>VAR:245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sound_effect number effect volume routine</text:p>
          </table:table-cell>
          <table:table-cell office:value-type="string" calcext:value-type="string">
            <text:p>sound_effect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104]);&quot;&quot;;CONCATENATE([.D104];&quot;:&quot;;[.E104]))" office:value-type="string" office:string-value="VAR:246" calcext:value-type="string">
            <text:p>VAR:246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4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d_char 1 time routine -&gt; (result)</text:p>
          </table:table-cell>
          <table:table-cell office:value-type="string" calcext:value-type="string">
            <text:p>read_char</text:p>
          </table:table-cell>
          <table:table-cell table:style-name="Default" table:number-columns-repeated="1015"/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table:formula="of:=IF(ISBLANK([.E105]);&quot;&quot;;CONCATENATE([.D105];&quot;:&quot;;[.E105]))" office:value-type="string" office:string-value="VAR:247" calcext:value-type="string">
            <text:p>VAR:247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4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an_table x table len form -&gt; (result)</text:p>
          </table:table-cell>
          <table:table-cell office:value-type="string" calcext:value-type="string">
            <text:p>scan_table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106]);&quot;&quot;;CONCATENATE([.D106];&quot;:&quot;;[.E106]))" office:value-type="string" office:string-value="VAR:248" calcext:value-type="string">
            <text:p>VAR:248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not value -&gt; (result)</text:p>
          </table:table-cell>
          <table:table-cell office:value-type="string" calcext:value-type="string">
            <text:p>not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07]);&quot;&quot;;CONCATENATE([.D107];&quot;:&quot;;[.E107]))" office:value-type="string" office:string-value="VAR:249" calcext:value-type="string">
            <text:p>VAR:249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4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l_vn routine ...up to 3 args...</text:p>
          </table:table-cell>
          <table:table-cell office:value-type="string" calcext:value-type="string">
            <text:p>call_vn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08]);&quot;&quot;;CONCATENATE([.D108];&quot;:&quot;;[.E108]))" office:value-type="string" office:string-value="VAR:250" calcext:value-type="string">
            <text:p>VAR:250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50</text:p>
          </table:table-cell>
          <table:table-cell office:value-type="string" calcext:value-type="string">
            <text:p>1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l_vn2 routine ...up to 7 args...</text:p>
          </table:table-cell>
          <table:table-cell office:value-type="string" calcext:value-type="string">
            <text:p>call_vn2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09]);&quot;&quot;;CONCATENATE([.D109];&quot;:&quot;;[.E109]))" office:value-type="string" office:string-value="VAR:251" calcext:value-type="string">
            <text:p>VAR:251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51</text:p>
          </table:table-cell>
          <table:table-cell office:value-type="string" calcext:value-type="string">
            <text:p>1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kenise text parse dictionary flag</text:p>
          </table:table-cell>
          <table:table-cell office:value-type="string" calcext:value-type="string">
            <text:p>tokenise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10]);&quot;&quot;;CONCATENATE([.D110];&quot;:&quot;;[.E110]))" office:value-type="string" office:string-value="VAR:252" calcext:value-type="string">
            <text:p>VAR:252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52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code_text zscii-text length from coded-text</text:p>
          </table:table-cell>
          <table:table-cell office:value-type="string" calcext:value-type="string">
            <text:p>encode_text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11]);&quot;&quot;;CONCATENATE([.D111];&quot;:&quot;;[.E111]))" office:value-type="string" office:string-value="VAR:253" calcext:value-type="string">
            <text:p>VAR:253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53</text:p>
          </table:table-cell>
          <table:table-cell office:value-type="string" calcext:value-type="string">
            <text:p>1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py_table first second size</text:p>
          </table:table-cell>
          <table:table-cell office:value-type="string" calcext:value-type="string">
            <text:p>copy_table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12]);&quot;&quot;;CONCATENATE([.D112];&quot;:&quot;;[.E112]))" office:value-type="string" office:string-value="VAR:254" calcext:value-type="string">
            <text:p>VAR:254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54</text:p>
          </table:table-cell>
          <table:table-cell office:value-type="string" calcext:value-type="string">
            <text:p>1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nt_table zscii-text width height skip</text:p>
          </table:table-cell>
          <table:table-cell office:value-type="string" calcext:value-type="string">
            <text:p>print_table</text:p>
          </table:table-cell>
          <table:table-cell table:style-name="Default"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formula="of:=IF(ISBLANK([.E113]);&quot;&quot;;CONCATENATE([.D113];&quot;:&quot;;[.E113]))" office:value-type="string" office:string-value="VAR:255" calcext:value-type="string">
            <text:p>VAR:255</text:p>
          </table:table-cell>
          <table:table-cell office:value-type="string" calcext:value-type="string">
            <text:p>VAR</text:p>
          </table:table-cell>
          <table:table-cell table:style-name="ce3" office:value-type="string" calcext:value-type="string">
            <text:p>255</text:p>
          </table:table-cell>
          <table:table-cell office:value-type="string" calcext:value-type="string">
            <text:p>1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eck_arg_count argument-number</text:p>
          </table:table-cell>
          <table:table-cell office:value-type="string" calcext:value-type="string">
            <text:p>check_arg_count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114]);&quot;&quot;;CONCATENATE([.D114];&quot;:&quot;;[.E114]))" office:value-type="string" office:string-value="EXT:0" calcext:value-type="string">
            <text:p>EXT:0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ve table bytes name prompt -&gt; (result)</text:p>
          </table:table-cell>
          <table:table-cell office:value-type="string" calcext:value-type="string">
            <text:p>save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115]);&quot;&quot;;CONCATENATE([.D115];&quot;:&quot;;[.E115]))" office:value-type="string" office:string-value="EXT:1" calcext:value-type="string">
            <text:p>EXT:1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ore table bytes name prompt -&gt; (result)</text:p>
          </table:table-cell>
          <table:table-cell office:value-type="string" calcext:value-type="string">
            <text:p>restore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116]);&quot;&quot;;CONCATENATE([.D116];&quot;:&quot;;[.E116]))" office:value-type="string" office:string-value="EXT:2" calcext:value-type="string">
            <text:p>EXT:2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_shift number places -&gt; (result)</text:p>
          </table:table-cell>
          <table:table-cell office:value-type="string" calcext:value-type="string">
            <text:p>log_shift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117]);&quot;&quot;;CONCATENATE([.D117];&quot;:&quot;;[.E117]))" office:value-type="string" office:string-value="EXT:3" calcext:value-type="string">
            <text:p>EXT:3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/-</text:p>
          </table:table-cell>
          <table:table-cell office:value-type="string" calcext:value-type="string">
            <text:p>art_shift number places -&gt; (result)</text:p>
          </table:table-cell>
          <table:table-cell office:value-type="string" calcext:value-type="string">
            <text:p>art_shift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118]);&quot;&quot;;CONCATENATE([.D118];&quot;:&quot;;[.E118]))" office:value-type="string" office:string-value="EXT:4" calcext:value-type="string">
            <text:p>EXT:4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t_font font -&gt; (result)</text:p>
          </table:table-cell>
          <table:table-cell office:value-type="string" calcext:value-type="string">
            <text:p>set_font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119]);&quot;&quot;;CONCATENATE([.D119];&quot;:&quot;;[.E119]))" office:value-type="string" office:string-value="EXT:4" calcext:value-type="string">
            <text:p>EXT:4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4</text:p>
          </table:table-cell>
          <table:table-cell/>
          <table:table-cell office:value-type="string" calcext:value-type="string">
            <text:p>6/-</text:p>
          </table:table-cell>
          <table:table-cell office:value-type="string" calcext:value-type="string">
            <text:p>set_font font window -&gt; (result)</text:p>
          </table:table-cell>
          <table:table-cell office:value-type="string" calcext:value-type="string">
            <text:p>set_font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20]);&quot;&quot;;CONCATENATE([.D120];&quot;:&quot;;[.E120]))" office:value-type="string" office:string-value="EXT:5" calcext:value-type="string">
            <text:p>EXT:5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aw_picture picture-number y x</text:p>
          </table:table-cell>
          <table:table-cell office:value-type="string" calcext:value-type="string">
            <text:p>draw_picture</text:p>
          </table:table-cell>
          <table:table-cell table:style-name="Default"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formula="of:=IF(ISBLANK([.E121]);&quot;&quot;;CONCATENATE([.D121];&quot;:&quot;;[.E121]))" office:value-type="string" office:string-value="EXT:6" calcext:value-type="string">
            <text:p>EXT:6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cture_data picture-number array ?(label)</text:p>
          </table:table-cell>
          <table:table-cell office:value-type="string" calcext:value-type="string">
            <text:p>picture_data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22]);&quot;&quot;;CONCATENATE([.D122];&quot;:&quot;;[.E122]))" office:value-type="string" office:string-value="EXT:7" calcext:value-type="string">
            <text:p>EXT:7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ase_picture picture-number y x</text:p>
          </table:table-cell>
          <table:table-cell office:value-type="string" calcext:value-type="string">
            <text:p>erase_picture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23]);&quot;&quot;;CONCATENATE([.D123];&quot;:&quot;;[.E123]))" office:value-type="string" office:string-value="EXT:8" calcext:value-type="string">
            <text:p>EXT:8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t_margins left right window</text:p>
          </table:table-cell>
          <table:table-cell office:value-type="string" calcext:value-type="string">
            <text:p>set_margins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124]);&quot;&quot;;CONCATENATE([.D124];&quot;:&quot;;[.E124]))" office:value-type="string" office:string-value="EXT:9" calcext:value-type="string">
            <text:p>EXT:9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ve_undo -&gt; (result)</text:p>
          </table:table-cell>
          <table:table-cell office:value-type="string" calcext:value-type="string">
            <text:p>save_undo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125]);&quot;&quot;;CONCATENATE([.D125];&quot;:&quot;;[.E125]))" office:value-type="string" office:string-value="EXT:10" calcext:value-type="string">
            <text:p>EXT:10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10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ore_undo -&gt; (result)</text:p>
          </table:table-cell>
          <table:table-cell office:value-type="string" calcext:value-type="string">
            <text:p>restore_undo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26]);&quot;&quot;;CONCATENATE([.D126];&quot;:&quot;;[.E126]))" office:value-type="string" office:string-value="EXT:11" calcext:value-type="string">
            <text:p>EXT:11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/*</text:p>
          </table:table-cell>
          <table:table-cell office:value-type="string" calcext:value-type="string">
            <text:p>print_unicode char-number</text:p>
          </table:table-cell>
          <table:table-cell office:value-type="string" calcext:value-type="string">
            <text:p>print_unicode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27]);&quot;&quot;;CONCATENATE([.D127];&quot;:&quot;;[.E127]))" office:value-type="string" office:string-value="EXT:12" calcext:value-type="string">
            <text:p>EXT:12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/*</text:p>
          </table:table-cell>
          <table:table-cell office:value-type="string" calcext:value-type="string">
            <text:p>check_unicode char-number -&gt; (result)</text:p>
          </table:table-cell>
          <table:table-cell office:value-type="string" calcext:value-type="string">
            <text:p>check_unicode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28]);&quot;&quot;;CONCATENATE([.D128];&quot;:&quot;;[.E128]))" office:value-type="string" office:string-value="EXT:13" calcext:value-type="string">
            <text:p>EXT:13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/*</text:p>
          </table:table-cell>
          <table:table-cell office:value-type="string" calcext:value-type="string">
            <text:p>set_true_colour foreground background</text:p>
          </table:table-cell>
          <table:table-cell office:value-type="string" calcext:value-type="string">
            <text:p>set_true_colour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29]);&quot;&quot;;CONCATENATE([.D129];&quot;:&quot;;[.E129]))" office:value-type="string" office:string-value="EXT:13" calcext:value-type="string">
            <text:p>EXT:13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13</text:p>
          </table:table-cell>
          <table:table-cell/>
          <table:table-cell office:value-type="string" calcext:value-type="string">
            <text:p>6/*</text:p>
          </table:table-cell>
          <table:table-cell office:value-type="string" calcext:value-type="string">
            <text:p>set_true_colour foreground background window</text:p>
          </table:table-cell>
          <table:table-cell office:value-type="string" calcext:value-type="string">
            <text:p>set_true_colour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30]);&quot;&quot;;CONCATENATE([.D130];&quot;:&quot;;[.E130]))">
            <text:p/>
          </table:table-cell>
          <table:table-cell office:value-type="string" calcext:value-type="string">
            <text:p>EXT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31]);&quot;&quot;;CONCATENATE([.D131];&quot;:&quot;;[.E131]))">
            <text:p/>
          </table:table-cell>
          <table:table-cell office:value-type="string" calcext:value-type="string">
            <text:p>EXT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32]);&quot;&quot;;CONCATENATE([.D132];&quot;:&quot;;[.E132]))" office:value-type="string" office:string-value="EXT:16" calcext:value-type="string">
            <text:p>EXT:16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_window window y x</text:p>
          </table:table-cell>
          <table:table-cell office:value-type="string" calcext:value-type="string">
            <text:p>move_window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33]);&quot;&quot;;CONCATENATE([.D133];&quot;:&quot;;[.E133]))" office:value-type="string" office:string-value="EXT:17" calcext:value-type="string">
            <text:p>EXT:17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dow_size window y x</text:p>
          </table:table-cell>
          <table:table-cell office:value-type="string" calcext:value-type="string">
            <text:p>window_size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34]);&quot;&quot;;CONCATENATE([.D134];&quot;:&quot;;[.E134]))" office:value-type="string" office:string-value="EXT:18" calcext:value-type="string">
            <text:p>EXT:18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dow_style window flags operation</text:p>
          </table:table-cell>
          <table:table-cell office:value-type="string" calcext:value-type="string">
            <text:p>window_style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135]);&quot;&quot;;CONCATENATE([.D135];&quot;:&quot;;[.E135]))" office:value-type="string" office:string-value="EXT:19" calcext:value-type="string">
            <text:p>EXT:19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_wind_prop window property-number -&gt; (result)</text:p>
          </table:table-cell>
          <table:table-cell office:value-type="string" calcext:value-type="string">
            <text:p>get_wind_prop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36]);&quot;&quot;;CONCATENATE([.D136];&quot;:&quot;;[.E136]))" office:value-type="string" office:string-value="EXT:20" calcext:value-type="string">
            <text:p>EXT:20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roll_window window pixels</text:p>
          </table:table-cell>
          <table:table-cell office:value-type="string" calcext:value-type="string">
            <text:p>scroll_window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37]);&quot;&quot;;CONCATENATE([.D137];&quot;:&quot;;[.E137]))" office:value-type="string" office:string-value="EXT:21" calcext:value-type="string">
            <text:p>EXT:21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p_stack items stack</text:p>
          </table:table-cell>
          <table:table-cell office:value-type="string" calcext:value-type="string">
            <text:p>pop_stack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38]);&quot;&quot;;CONCATENATE([.D138];&quot;:&quot;;[.E138]))" office:value-type="string" office:string-value="EXT:22" calcext:value-type="string">
            <text:p>EXT:22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d_mouse array</text:p>
          </table:table-cell>
          <table:table-cell office:value-type="string" calcext:value-type="string">
            <text:p>read_mouse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39]);&quot;&quot;;CONCATENATE([.D139];&quot;:&quot;;[.E139]))" office:value-type="string" office:string-value="EXT:23" calcext:value-type="string">
            <text:p>EXT:23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use_window window</text:p>
          </table:table-cell>
          <table:table-cell office:value-type="string" calcext:value-type="string">
            <text:p>mouse_window</text:p>
          </table:table-cell>
          <table:table-cell table:style-name="Default"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formula="of:=IF(ISBLANK([.E140]);&quot;&quot;;CONCATENATE([.D140];&quot;:&quot;;[.E140]))" office:value-type="string" office:string-value="EXT:24" calcext:value-type="string">
            <text:p>EXT:24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sh_stack value stack ?(label)</text:p>
          </table:table-cell>
          <table:table-cell office:value-type="string" calcext:value-type="string">
            <text:p>push_stack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41]);&quot;&quot;;CONCATENATE([.D141];&quot;:&quot;;[.E141]))" office:value-type="string" office:string-value="EXT:25" calcext:value-type="string">
            <text:p>EXT:25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t_wind_prop window property-number value</text:p>
          </table:table-cell>
          <table:table-cell office:value-type="string" calcext:value-type="string">
            <text:p>put_wind_prop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42]);&quot;&quot;;CONCATENATE([.D142];&quot;:&quot;;[.E142]))" office:value-type="string" office:string-value="EXT:26" calcext:value-type="string">
            <text:p>EXT:26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26</text:p>
          </table:table-cell>
          <table:table-cell office:value-type="string" calcext:value-type="string">
            <text:p>1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nt_form formatted-table</text:p>
          </table:table-cell>
          <table:table-cell office:value-type="string" calcext:value-type="string">
            <text:p>print_form</text:p>
          </table:table-cell>
          <table:table-cell table:style-name="Default"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formula="of:=IF(ISBLANK([.E143]);&quot;&quot;;CONCATENATE([.D143];&quot;:&quot;;[.E143]))" office:value-type="string" office:string-value="EXT:27" calcext:value-type="string">
            <text:p>EXT:27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27</text:p>
          </table:table-cell>
          <table:table-cell office:value-type="string" calcext:value-type="string">
            <text:p>1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ke_menu number table ?(label)</text:p>
          </table:table-cell>
          <table:table-cell office:value-type="string" calcext:value-type="string">
            <text:p>make_menu</text:p>
          </table:table-cell>
          <table:table-cell table:style-name="Default" table:number-columns-repeated="1015"/>
        </table:table-row>
        <table:table-row table:style-name="ro1">
          <table:table-cell table:number-columns-repeated="2"/>
          <table:table-cell table:formula="of:=IF(ISBLANK([.E144]);&quot;&quot;;CONCATENATE([.D144];&quot;:&quot;;[.E144]))" office:value-type="string" office:string-value="EXT:28" calcext:value-type="string">
            <text:p>EXT:28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28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cture_table table</text:p>
          </table:table-cell>
          <table:table-cell office:value-type="string" calcext:value-type="string">
            <text:p>picture_table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formula="of:=IF(ISBLANK([.E145]);&quot;&quot;;CONCATENATE([.D145];&quot;:&quot;;[.E145]))" office:value-type="string" office:string-value="EXT:29" calcext:value-type="string">
            <text:p>EXT:29</text:p>
          </table:table-cell>
          <table:table-cell office:value-type="string" calcext:value-type="string">
            <text:p>EXT</text:p>
          </table:table-cell>
          <table:table-cell table:style-name="ce3" office:value-type="string" calcext:value-type="string">
            <text:p>2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6/*</text:p>
          </table:table-cell>
          <table:table-cell office:value-type="string" calcext:value-type="string">
            <text:p>buffer_screen mode -&gt; (result)</text:p>
          </table:table-cell>
          <table:table-cell office:value-type="string" calcext:value-type="string">
            <text:p>buffer_screen</text:p>
          </table:table-cell>
          <table:table-cell table:style-name="Default" table:number-columns-repeated="1015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pcodes.A1:Opcodes.I14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/00/0000</text:date>, <text:time style:data-style-name="N2" text:time-value="08:51:10.7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09:01:03.151000000</meta:creation-date>
    <dc:date>2018-05-20T11:15:42.019000000</dc:date>
    <meta:editing-duration>PT2H7M43S</meta:editing-duration>
    <meta:editing-cycles>9</meta:editing-cycles>
    <meta:generator>LibreOffice/5.1.1.3$Windows_x86 LibreOffice_project/89f508ef3ecebd2cfb8e1def0f0ba9a803b88a6d</meta:generator>
    <meta:document-statistic meta:table-count="1" meta:cell-count="978" meta:object-count="0"/>
  </office:meta>
</office:document-meta>
</file>